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fb7" officeooo:paragraph-rsid="000aafb7"/>
    </style:style>
    <style:style style:name="P2" style:family="paragraph" style:parent-style-name="Standard">
      <style:text-properties officeooo:rsid="000aafb7" officeooo:paragraph-rsid="000bd865"/>
    </style:style>
    <style:style style:name="P3" style:family="paragraph" style:parent-style-name="Standard">
      <style:text-properties officeooo:rsid="000dbd5f" officeooo:paragraph-rsid="000dbd5f"/>
    </style:style>
    <style:style style:name="P4" style:family="paragraph" style:parent-style-name="Standard">
      <style:text-properties officeooo:rsid="000eadcf" officeooo:paragraph-rsid="000eadcf"/>
    </style:style>
    <style:style style:name="P5" style:family="paragraph" style:parent-style-name="Standard">
      <style:text-properties officeooo:rsid="0010587d" officeooo:paragraph-rsid="0010587d"/>
    </style:style>
    <style:style style:name="T1" style:family="text">
      <style:text-properties officeooo:rsid="000b8bd9"/>
    </style:style>
    <style:style style:name="T2" style:family="text">
      <style:text-properties officeooo:rsid="000cf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LECT doclinkparentid_tbldoc <text:span text:style-name="T2">as dp</text:span>, <text:span text:style-name="T1">ezt= (SELECT docid_tbldoc FROM <text:s/></text:span>quotation_tbldoc <text:span text:style-name="T1">WHERE docid_tbldoc= dp and obsolete_tbldoc=0)</text:span></text:p>
      <text:p text:style-name="P1">FROM quotation_tbldoc</text:p>
      <text:p text:style-name="P1">WHERE (docid_tbldoc = 60 AND obsolete_tbldoc = 0)</text:p>
      <text:p text:style-name="P1"/>
      <text:p text:style-name="P3">SELECT doclinkparentid_tbldoc </text:p>
      <text:p text:style-name="P3">FROM quotation_tbldoc</text:p>
      <text:p text:style-name="P3">WHERE (docid_tbldoc = 60 AND obsolete_tbldoc = 0)</text:p>
      <text:p text:style-name="P3"/>
      <text:p text:style-name="P4">SELECT c.Docid_tblDoc AS child, p.Docid_tblDoc AS parent</text:p>
      <text:p text:style-name="P4">FROM quotation_tbldoc p</text:p>
      <text:p text:style-name="P4">LEFT JOIN quotation_tbldoc c</text:p>
      <text:p text:style-name="P4">ON c.doclinkparentid_tblDoc = p.docid_tbldoc <text:s/></text:p>
      <text:p text:style-name="P4">ORDER BY `child` <text:s/>DESC</text:p>
      <text:p text:style-name="P4"/>
      <text:p text:style-name="P5">SELECT c.Docid_tblDoc AS child, p.Docid_tblDoc AS parent, c.obsolete_tbldoc as oc, c.obsolete_tbldoc as op </text:p>
      <text:p text:style-name="P5">FROM quotation_tbldoc c</text:p>
      <text:p text:style-name="P5">LEFT JOIN quotation_tbldoc p</text:p>
      <text:p text:style-name="P5">ON c.doclinkparentid_tblDoc = p.docid_tbldoc <text:s/></text:p>
      <text:p text:style-name="P5">where p.obsolete_tbldoc=0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26:28.676252444</meta:creation-date>
    <dc:date>2019-02-25T17:58:36.725176853</dc:date>
    <meta:editing-duration>PT2H32M1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4" meta:character-count="705" meta:non-whitespace-character-count="629"/>
  </office:meta>
</office:document-meta>
</file>